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70A36B9DC676D0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94cm, 0cm, 1.75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698cm" svg:x="1cm" svg:y="13.827cm">
          <draw:image xlink:href="Pictures/10000201000005560000030070A36B9DC676D0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6:05.242903088</dc:date>
    <meta:editing-duration>PT36S</meta:editing-duration>
    <meta:editing-cycles>1</meta:editing-cycles>
    <meta:document-statistic meta:object-count="1"/>
    <meta:generator>LibreOffice/5.3.6.1$Linux_X86_64 LibreOffice_project/30$Build-1</meta:generator>
  </office:meta>
</office:document-meta>
</file>